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fo:font-style="italic" style:font-style-asian="italic"/>
    </style:style>
    <style:style style:name="P3" style:family="paragraph" style:parent-style-name="Text_20_body">
      <style:text-properties fo:language="it" fo:country="IT" style:text-underline-style="solid" style:text-underline-width="auto" style:text-underline-color="font-color" style:text-underline-mode="continuous" style:text-overline-mode="continuous" style:text-line-through-mode="continuous"/>
    </style:style>
    <style:style style:name="P4" style:family="paragraph" style:parent-style-name="Text_20_body">
      <style:text-properties fo:language="it" fo:country="IT" fo:background-color="#ffff00"/>
    </style:style>
    <style:style style:name="P5" style:family="paragraph" style:parent-style-name="Standard" style:master-page-name="MP0">
      <style:paragraph-properties style:page-number="auto" fo:break-before="page"/>
    </style:style>
    <style:style style:name="P6" style:family="paragraph" style:parent-style-name="Titolo_20_1">
      <style:text-properties fo:language="it" fo:country="IT"/>
    </style:style>
    <style:style style:name="P7" style:family="paragraph" style:parent-style-name="Normale">
      <style:text-properties fo:language="it" fo:country="IT"/>
    </style:style>
    <style:style style:name="P8" style:family="paragraph" style:parent-style-name="Normale">
      <style:text-properties fo:language="it" fo:country="IT" fo:font-style="italic" style:font-style-asian="italic"/>
    </style:style>
    <style:style style:name="P9" style:family="paragraph" style:parent-style-name="Paragrafo_20_elenco" style:list-style-name="L1"/>
    <style:style style:name="P10" style:family="paragraph" style:parent-style-name="Paragrafo_20_elenco" style:list-style-name="L2"/>
    <style:style style:name="P11" style:family="paragraph" style:parent-style-name="Paragrafo_20_elenco">
      <style:text-properties fo:language="it" fo:country="IT"/>
    </style:style>
    <style:style style:name="T1" style:family="text">
      <style:text-properties fo:language="it" fo:country="IT"/>
    </style:style>
    <style:style style:name="T2" style:family="text">
      <style:text-properties fo:language="it" fo:country="IT"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Car._20_predefinito_20_paragrafo"><text:span text:style-name="T1">Muse: Note di Sviluppo</text:span></text:span></text:p>
      <text:p text:style-name="P7"/>
      <text:h text:style-name="Titolo_20_1" text:outline-level="1"><text:span text:style-name="Car._20_predefinito_20_paragrafo"><text:span text:style-name="T1">Riorganizzazione <text:s/>strutture dati Relay Session Manager</text:span></text:span></text:h>
      <text:p text:style-name="P2">Sistemare le strutture dati all'interno della classe SessionManager per tenere traccia che se il nodo è di tipo BigBoss esistono , oltre ai client, I relay secondari.</text:p>
      <text:p text:style-name="P8"/>
      <text:p text:style-name="Normale"><text:span text:style-name="Car._20_predefinito_20_paragrafo"><text:span text:style-name="T1">Al posto delle strutture dati pReferences e sessionInfo introduco la classe Session che contiene</text:span></text:span></text:p>
      <text:list xml:id="list598868757" text:style-name="L1">
        <text:list-item>
          <text:p text:style-name="P9"><text:span text:style-name="Car._20_predefinito_20_paragrafo"><text:span text:style-name="T1">un identificativo String ( l’indirizzo Ip del client che si serve)</text:span></text:span></text:p>
        </text:list-item>
        <text:list-item>
          <text:p text:style-name="P9"><text:span text:style-name="Car._20_predefinito_20_paragrafo"><text:span text:style-name="T1">un riferimento al Proxy che gestisce lo streaming</text:span></text:span></text:p>
        </text:list-item>
        <text:list-item>
          <text:p text:style-name="P9"><text:span text:style-name="Car._20_predefinito_20_paragrafo"><text:span text:style-name="T1">l’insieme delle porte prima contenute in SessionInfo singolarmente</text:span></text:span></text:p>
        </text:list-item>
        <text:list-item>
          <text:p text:style-name="P9"><text:span text:style-name="Car._20_predefinito_20_paragrafo"><text:span text:style-name="T1">Una stringa che contiene l’indirizzo dell’eventuale relay secondario che ottiene lo streamig dal big boss per poi ridirigerlo verso un suo client( se lo streaming è effettuato direttamente verso il client</text:span></text:span></text:p>
        </text:list-item>
      </text:list>
      <text:p text:style-name="Normale"><text:span text:style-name="Car._20_predefinito_20_paragrafo"><text:span text:style-name="T1">Espone inoltre i seguenti metodi ( oltre ai getter e setter)</text:span></text:span></text:p>
      <text:list xml:id="list824693335" text:style-name="L2">
        <text:list-item>
          <text:p text:style-name="P10"><text:span text:style-name="Car._20_predefinito_20_paragrafo"><text:span text:style-name="T1">IsMediata() che restituisce true se la sessione corrente è diretta verso un big boss secondario</text:span></text:span></text:p>
        </text:list-item>
        <text:list-item>
          <text:p text:style-name="P10"><text:span text:style-name="Car._20_predefinito_20_paragrafo"><text:span text:style-name="T1">IsMediataTramite(String indirizzo) restituisce true se il flusso è trasmesso verso il relay secondario che ha l’indirizzo specificato.</text:span></text:span></text:p>
        </text:list-item>
        <text:list-item>
          <text:p text:style-name="P10"><text:span text:style-name="Car._20_predefinito_20_paragrafo"><text:span text:style-name="T1">Il metodo get/set Sessioninfo che modifica in un colpo solo tutte le informazioni sulle sessioni.</text:span></text:span></text:p>
        </text:list-item>
      </text:list>
      <text:p text:style-name="P11"/>
      <text:p text:style-name="Heading_20_1"><text:span text:style-name="Car._20_predefinito_20_paragrafo"><text:span text:style-name="T1">Cosa succede all'arrivo di un NEWRELAY</text:span></text:span></text:p>
      <text:p text:style-name="P1"/>
      <text:p text:style-name="P1">Se il nodo è un non è attivo controlla l'indirizzo del vincitore</text:p>
      <text:p text:style-name="P1"/>
      <text:p text:style-name="Text_20_body"><text:span text:style-name="Car._20_predefinito_20_paragrafo"><text:span text:style-name="T1"><text:tab/></text:span></text:span><text:span text:style-name="Car._20_predefinito_20_paragrafo"><text:span text:style-name="T2">Se è il vecchio relay</text:span></text:span></text:p>
      <text:p text:style-name="P1">Salava l'indirizzo del vincitore e si mette in attesa del session_request proveniente dal vincitore (ricorda che ci poò essere solo una fase attiva di rielezione alla volta.</text:p>
      <text:p text:style-name="Text_20_body"><text:span text:style-name="Car._20_predefinito_20_paragrafo"><text:span text:style-name="T1"><text:tab/></text:span></text:span><text:span text:style-name="Car._20_predefinito_20_paragrafo"><text:span text:style-name="T2">Se è pari al suo indirizzo sul cluster locale</text:span></text:span></text:p>
      <text:p text:style-name="P1"><text:soft-page-break/>E' lui il vincitore, salva l'intero contenuto del messaggio (tutti gli indirizzi) nelle sue variabili di appoggio. Manda al vecchio relay il messaggio di Redirect.</text:p>
      <text:p text:style-name="Text_20_body"><text:span text:style-name="Car._20_predefinito_20_paragrafo"><text:span text:style-name="T1"><text:tab/></text:span></text:span><text:span text:style-name="Car._20_predefinito_20_paragrafo"><text:span text:style-name="T2">Se è un relay secondario e l'indirizzo del cluster locale del vincitore è uguale a quello del nodo da cui riceveva il flusso ( è stato rieletto il Big Boss)</text:span></text:span></text:p>
      <text:p text:style-name="P3"/>
      <text:p text:style-name="P1">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
      <text:p text:style-name="P3">Altrimenti ( sono un relay inattivo e non ho vinto)</text:p>
      <text:p text:style-name="P1">aggiorno gli indirizzi e basta...</text:p>
      <text:p text:style-name="P1"/>
      <text:p text:style-name="Heading_20_1"><text:span text:style-name="Car._20_predefinito_20_paragrafo"><text:span text:style-name="T1">Cose sul proxy</text:span></text:span></text:p>
      <text:p text:style-name="P4">Per quanto riguarda il cambio di “mittente” del flusso ho modificato la classe RTPReceptionManager, prima prendeva l'indirizzo dal file di configurazione ( parameters.SERVER_ADDRESS), ora viene passato come parametro al costruttore, inolte .</text:p>
      <text:p text:style-name="P4"/>
      <text:p text:style-name="P1">Ho introdotto alcuni campi nella classe Proxy:</text:p>
      <text:p text:style-name="P1">il campo streamingServer Address rappresenta l'indirizzo di chi manda il flusso al proxy</text:p>
      <text:p text:style-name="P1">il campo future StreamingServerAddress rappresenta l'indirizzo del nuovo relay che andrà a sostituire il vecchio all'arrivo del leave da parte del client.</text:p>
      <text:p text:style-name="P1">Il campo servingClient restituisce true <text:s/>se il proxy eroga il flusso verso un client, false, se eroga il flusso verso un relay secondario.</text:p>
      <text:p text:style-name="P1">Le porte streamingServer session port e Client session port contengono le porte alle quali mandare i messaggi di sessione <text:s/>determinate dal metodo determina porte sessione.</text:p>
      <text:p text:style-name="P1"/>
      <text:p text:style-name="P1">Il metodo dedermina porte sessione stabilisce la porta di sessione di sender e receiver in base al fatto che siano relay, client o server. Nota: se il “corrispondente” è un altro relay il proxy parlerà sempre con il proxy corrispondente e non con il sessionManager, di conseguenza la porta di sessione diventa la porta di cotrollo del proxy da cui eroga/riceve il flusso.</text:p>
      <text:p text:style-name="P1"/>
      <text:p text:style-name="P1"><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1"><text:soft-page-break/></text:p>
      <text:p text:style-name="P1">Quando arriva un messaggio di REDIRECT <text:s/>al big boss vuol dire che c'è stata 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1"/>
      <text:h text:style-name="P6" text:outline-level="1">Buffer</text:h>
      <text:p text:style-name="Normale"><text:span text:style-name="Car._20_predefinito_20_paragrafo"><text:span text:style-name="T1">Introdotta la classe ExtensibleEventCirularBuffer, utilizzata dal BufferManager al posto della vecchia EventCiru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al posto di quelle normali.</text:span></text:span></text:p>
      <text:p text:style-name="Normale"><text:span text:style-name="Car._20_predefinito_20_paragrafo"><text:span text:style-name="T1"/></text:span></text:p>
      <text:h text:style-name="Titolo_20_1" text:outline-level="1"><text:span text:style-name="Car._20_predefinito_20_paragrafo"><text:span text:style-name="T1">Codice di Test (revisioni successive alla 290)</text:span></text:span></text:h>
      <text:p text:style-name="Normale"><text:span text:style-name="Car._20_predefinito_20_paragrafo"><text:span text:style-name="T1"/></text:span></text:p>
      <text:p text:style-name="Normale"><text:span text:style-name="Car._20_predefinito_20_paragrafo"><text:span text:style-name="T1">La classe ExtensibleEventCircularBuffer non estende più la classe EventCircularBufferCircularBuffer del package unibo, ma la classe DummyBuffer del package dummies; Questa classe contiene all'interno un Vector che contine dei bytes, i valore di soglia minima e soglia massima e la dimensione massima del buffer.. Per inserire i byte si usa il metodo put e per prendere il primo si usa il metodo get(). Il metodo getSize indica il numero di elementi contenuti al momento, mentre il metodo getCapacity ritorna la dimensione massima del buffer. Anche questa classe notifica i listener dei metodi bufferFull e BufferEmpty quando tali si sforano le soglie. Ovviamente i listenere si possono aggiungere e rimuovere dinamicamente tramite i metodi addListener e removeListerner . Eliminato nei costruttori di EventCircularBuffer i riverimenti a ClientView e a ProxyFrame Controller</text:span></text:span></text:p>
      <text:p text:style-name="Normale"><text:span text:style-name="Car._20_predefinito_20_paragrafo"><text:span text:style-name="T1"/></text:span></text:p>
      <text:p text:style-name="Normale"><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pitch="fixed"/>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olo_20_1" style:display-name="Titolo 1" style:family="paragraph" style:parent-style-name="Normale" style:next-style-name="Normale"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Titolo_20_2" style:display-name="Titolo 2" style:family="paragraph" style:parent-style-name="Normale" style:next-style-name="Normale"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Titolo_20_3" style:display-name="Titolo 3" style:family="paragraph" style:parent-style-name="Normale" style:next-style-name="Normale" style:default-outline-level="3">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Titolo_20_4" style:display-name="Titolo 4" style:family="paragraph" style:parent-style-name="Normale" style:next-style-name="Normale" style:default-outline-level="4">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Titolo_20_5" style:display-name="Titolo 5" style:family="paragraph" style:parent-style-name="Normale" style:next-style-name="Normale" style:default-outline-level="5">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Titolo_20_6" style:display-name="Titolo 6" style:family="paragraph" style:parent-style-name="Normale" style:next-style-name="Normale" style:default-outline-level="6">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7" style:display-name="Titolo 7" style:family="paragraph" style:parent-style-name="Normale" style:next-style-name="Normale" style:default-outline-level="7">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Titolo_20_8" style:display-name="Titolo 8" style:family="paragraph" style:parent-style-name="Normale" style:next-style-name="Normale" style:default-outline-level="8">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Titolo_20_9" style:display-name="Titolo 9" style:family="paragraph" style:parent-style-name="Normale" style:next-style-name="Normale" style:default-outline-level="9">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e" style:family="paragraph">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true" fo:hyphenation-remain-char-count="0" fo:hyphenation-push-char-count="0"/>
    </style:style>
    <style:style style:name="Text_20_body" style:display-name="Text body" style:family="paragraph" style:parent-style-name="Normale" style:class="text">
      <style:paragraph-properties fo:margin-top="0cm" fo:margin-bottom="0.212cm" fo:line-height="100%" fo:orphans="0" fo:widows="0" fo:hyphenation-ladder-count="no-limit" style:vertical-align="baseline"/>
      <style:text-properties style:font-name="Nimbus Roman No9 L" fo:font-size="12pt"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Title" style:family="paragraph" style:parent-style-name="Normale" style:next-style-name="Norma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e" style:next-style-name="Normale"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true" fo:hyphenation-remain-char-count="0" fo:hyphenation-push-char-count="0"/>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Nessuna_20_spaziatura" style:display-name="Nessuna spaziatura"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zione_20_intensa" style:display-name="Citazione intensa" style:family="paragraph" style:parent-style-name="Normale" style:next-style-name="Normale">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true" fo:hyphenation-remain-char-count="0" fo:hyphenation-push-char-count="0"/>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 style:font-size-asian="26pt" style:font-name-complex="Times New Roman"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olo_20_5_20_Carattere" style:display-name="Titolo 5 Carattere" style:family="text" style:parent-style-name="Car._20_predefinito_20_paragrafo">
      <style:text-properties fo:color="#243f60" style:font-name="Cambria" style:font-name-asian="Times New Roman" style:font-name-complex="Times New Roman"/>
    </style:style>
    <style:style style:name="Titolo_20_6_20_Carattere" style:display-name="Titolo 6 Carattere" style:family="text" style:parent-style-name="Car._20_predefinito_20_paragrafo">
      <style:text-properties fo:color="#243f60" style:font-name="Cambria" fo:font-style="italic" style:font-name-asian="Times New Roman" style:font-style-asian="italic" style:font-name-complex="Times New Roman" style:font-style-complex="italic"/>
    </style:style>
    <style:style style:name="Titolo_20_7_20_Carattere" style:display-name="Titolo 7 Carattere" style:family="text" style:parent-style-name="Car._20_predefinito_20_paragrafo">
      <style:text-properties fo:color="#404040" style:font-name="Cambria" fo:font-style="italic" style:font-name-asian="Times New Roman" style:font-style-asian="italic" style:font-name-complex="Times New Roman" style:font-style-complex="italic"/>
    </style:style>
    <style:style style:name="Titolo_20_8_20_Carattere" style:display-name="Titolo 8 Carattere" style:family="text" style:parent-style-name="Car._20_predefinito_20_paragrafo">
      <style:text-properties fo:color="#4f81bd" style:font-name="Cambria" fo:font-size="10pt" style:font-name-asian="Times New Roman" style:font-size-asian="10pt" style:font-name-complex="Times New Roman" style:font-size-complex="10pt"/>
    </style:style>
    <style:style style:name="Titolo_20_9_20_Carattere" style:display-name="Titolo 9 Carattere" style:family="text" style:parent-style-name="Car._20_predefinito_20_paragrafo">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ttotitolo_20_Carattere" style:display-name="Sottotitolo Carattere" style:family="text" style:parent-style-name="Car._20_predefinito_20_paragrafo">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Citazione_20_Carattere" style:display-name="Citazione Carattere" style:family="text" style:parent-style-name="Car._20_predefinito_20_paragrafo">
      <style:text-properties fo:color="#000000" fo:font-style="italic" style:font-style-asian="italic" style:font-style-complex="italic"/>
    </style:style>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delicata" style:display-name="Enfasi delicata" style:family="text" style:parent-style-name="Car._20_predefinito_20_paragrafo">
      <style:text-properties fo:color="#808080" fo:font-style="italic" style:font-style-asian="italic" style:font-style-complex="italic"/>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Riferimento_20_delicato" style:display-name="Riferimento delicato" style:family="text" style:parent-style-name="Car._20_predefinito_20_paragrafo">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iferimento_20_intenso" style:display-name="Riferimento intenso" style:family="text" style:parent-style-name="Car._20_predefinito_20_paragrafo">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itolo_20_del_20_libro" style:display-name="Titolo del libro" style:family="text" style:parent-style-name="Car._20_predefinito_20_paragrafo">
      <style:text-properties fo:font-variant="small-caps"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dc:creator>marco </dc:creator>
    <meta:creation-date>2010-02-01T15:24:00Z</meta:creation-date>
    <dc:date>2010-02-08T17:01:19</dc:date>
    <meta:editing-cycles>33</meta:editing-cycles>
    <meta:editing-duration>PT13H50M59S</meta:editing-duration>
    <meta:document-statistic meta:table-count="0" meta:image-count="0" meta:object-count="0" meta:page-count="3" meta:paragraph-count="36" meta:word-count="901" meta:character-count="5733"/>
    <meta:template xlink:type="simple" xlink:actuate="onRequest" xlink:title="" xlink:href="Normal"/>
  </office:meta>
</office:document-meta>
</file>